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MU Serif" fo:font-weight="bold" style:font-weight-asian="bold" style:font-weight-complex="bold"/>
    </style:style>
    <style:style style:name="ce2" style:family="table-cell" style:parent-style-name="Default">
      <style:text-properties style:font-name="CMU Serif"/>
    </style:style>
    <style:style style:name="ce3" style:family="table-cell" style:parent-style-name="Default">
      <style:table-cell-properties fo:background-color="#bf819e"/>
      <style:text-properties style:font-name="CMU Serif"/>
    </style:style>
    <style:style style:name="ce4" style:family="table-cell" style:parent-style-name="Default">
      <style:table-cell-properties fo:background-color="#afd095"/>
      <style:text-properties style:font-name="CMU Serif"/>
    </style:style>
    <style:style style:name="ce5" style:family="table-cell" style:parent-style-name="Default">
      <style:table-cell-properties fo:background-color="#ffb66c"/>
      <style:text-properties style:font-name="CMU Serif"/>
    </style:style>
  </office:automatic-styles>
  <office:body>
    <office:spreadsheet>
      <table:calculation-settings table:automatic-find-labels="false" table:use-regular-expressions="false" table:use-wildcards="true"/>
      <table:table table:name="Precision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SK Rank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30%ile</text:p>
          </table:table-cell>
          <table:table-cell table:style-name="ce1" office:value-type="string" calcext:value-type="string">
            <text:p>50%ile</text:p>
          </table:table-cell>
          <table:table-cell table:style-name="ce1" office:value-type="string" calcext:value-type="string">
            <text:p>70%ile</text:p>
          </table:table-cell>
          <table:table-cell table:style-name="ce1"/>
          <table:table-cell table:style-name="ce1" office:value-type="string" calcext:value-type="string">
            <text:p>Legend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/>
          <table:table-cell table:style-name="ce3"/>
          <table:table-cell office:value-type="string" calcext:value-type="string">
            <text:p>Literature would recommen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4"/>
          <table:table-cell office:value-type="string" calcext:value-type="string">
            <text:p>My recommenda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/>
          <table:table-cell table:style-name="ce5"/>
          <table:table-cell office:value-type="string" calcext:value-type="string">
            <text:p>Weaker recommenda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0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3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3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3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111241</text:p>
          </table:table-cell>
          <table:table-cell table:number-columns-repeated="3" office:value-type="float" office:value="0.166" calcext:value-type="float">
            <text:p>0.16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211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1111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" calcext:value-type="float">
            <text:p>0.18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311251</text:p>
          </table:table-cell>
          <table:table-cell table:number-columns-repeated="3" office:value-type="float" office:value="0.198" calcext:value-type="float">
            <text:p>0.19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111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211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1111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121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1311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1311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1311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1311341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111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1211371</text:p>
          </table:table-cell>
          <table:table-cell table:number-columns-repeated="3"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1311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121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110136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67" calcext:value-type="float">
            <text:p>0.66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1211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1" calcext:value-type="float">
            <text:p>0.25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131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2" calcext:value-type="float">
            <text:p>0.2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12113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0100231</text:p>
          </table:table-cell>
          <table:table-cell table:number-columns-repeated="3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1301261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0101331</text:p>
          </table:table-cell>
          <table:table-cell table:number-columns-repeated="3"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12012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1301371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0101271</text:p>
          </table:table-cell>
          <table:table-cell table:number-columns-repeated="3"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10125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" calcext:value-type="float">
            <text:p>0.38</text:p>
          </table:table-cell>
          <table:table-cell office:value-type="float" office:value="0.427" calcext:value-type="float">
            <text:p>0.42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30123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210231</text:p>
          </table:table-cell>
          <table:table-cell office:value-type="float" office:value="0.214" calcext:value-type="float">
            <text:p>0.2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708" calcext:value-type="float">
            <text:p>0.70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101350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471" calcext:value-type="float">
            <text:p>0.47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0101351</text:p>
          </table:table-cell>
          <table:table-cell table:number-columns-repeated="3" office:value-type="float" office:value="0.391" calcext:value-type="float">
            <text:p>0.391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X1300231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office:value-type="float" office:value="0.391" calcext:value-type="float">
            <text:p>0.391</text:p>
          </table:table-cell>
          <table:table-cell table:style-name="ce3"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10126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5" calcext:value-type="float">
            <text:p>0.43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30136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301271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10137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201231</text:p>
          </table:table-cell>
          <table:table-cell office:value-type="float" office:value="0.38" calcext:value-type="float">
            <text:p>0.38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301251</text:p>
          </table:table-cell>
          <table:table-cell office:value-type="float" office:value="0.39" calcext:value-type="float">
            <text:p>0.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20133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2" calcext:value-type="float">
            <text:p>0.41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20137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1" calcext:value-type="float">
            <text:p>0.41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101231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64" calcext:value-type="float">
            <text:p>0.46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130134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6" calcext:value-type="float">
            <text:p>0.42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110137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3" calcext:value-type="float">
            <text:p>0.4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12013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4" calcext:value-type="float">
            <text:p>0.44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101361</text:p>
          </table:table-cell>
          <table:table-cell office:value-type="float" office:value="0.4" calcext:value-type="float">
            <text:p>0.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X1201271</text:p>
          </table:table-cell>
          <table:table-cell table:style-name="ce4" office:value-type="float" office:value="0.406" calcext:value-type="float">
            <text:p>0.406</text:p>
          </table:table-cell>
          <table:table-cell table:style-name="ce4" office:value-type="float" office:value="0.421" calcext:value-type="float">
            <text:p>0.421</text:p>
          </table:table-cell>
          <table:table-cell table:style-name="ce4" office:value-type="float" office:value="0.433" calcext:value-type="float">
            <text:p>0.43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X1101271</text:p>
          </table:table-cell>
          <table:table-cell table:style-name="ce4" office:value-type="float" office:value="0.413" calcext:value-type="float">
            <text:p>0.413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0.449" calcext:value-type="float">
            <text:p>0.44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1102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30133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6" calcext:value-type="float">
            <text:p>0.44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201241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8" calcext:value-type="float">
            <text:p>0.438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0101231</text:p>
          </table:table-cell>
          <table:table-cell table:number-columns-repeated="3" office:value-type="float" office:value="0.433" calcext:value-type="float">
            <text:p>0.433</text:p>
          </table:table-cell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X1101241</text:p>
          </table:table-cell>
          <table:table-cell table:style-name="ce5" office:value-type="float" office:value="0.425" calcext:value-type="float">
            <text:p>0.425</text:p>
          </table:table-cell>
          <table:table-cell table:style-name="ce5" office:value-type="float" office:value="0.438" calcext:value-type="float">
            <text:p>0.438</text:p>
          </table:table-cell>
          <table:table-cell table:style-name="ce5"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301250</text:p>
          </table:table-cell>
          <table:table-cell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1013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101270</text:p>
          </table:table-cell>
          <table:table-cell office:value-type="float" office:value="0.091" calcext:value-type="float">
            <text:p>0.0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588" calcext:value-type="float">
            <text:p>0.58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3012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9" calcext:value-type="float">
            <text:p>0.45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0101371</text:p>
          </table:table-cell>
          <table:table-cell table:number-columns-repeated="3" office:value-type="float" office:value="0.453" calcext:value-type="float">
            <text:p>0.453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X1101351</text:p>
          </table:table-cell>
          <table:table-cell table:style-name="ce4" office:value-type="float" office:value="0.462" calcext:value-type="float">
            <text:p>0.462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0.475" calcext:value-type="float">
            <text:p>0.47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1201350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0101251</text:p>
          </table:table-cell>
          <table:table-cell table:number-columns-repeated="3" office:value-type="float" office:value="0.479" calcext:value-type="float">
            <text:p>0.47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110133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7" calcext:value-type="float">
            <text:p>0.5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12013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130135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110134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36" calcext:value-type="float">
            <text:p>0.63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010127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13013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57" calcext:value-type="float">
            <text:p>0.657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0101341</text:p>
          </table:table-cell>
          <table:table-cell table:number-columns-repeated="3" office:value-type="float" office:value="0.508" calcext:value-type="float">
            <text:p>0.50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0101241</text:p>
          </table:table-cell>
          <table:table-cell table:number-columns-repeated="3" office:value-type="float" office:value="0.516" calcext:value-type="float">
            <text:p>0.516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X0101261</text:p>
          </table:table-cell>
          <table:table-cell table:number-columns-repeated="3" table:style-name="ce4"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X1200231</text:p>
          </table:table-cell>
          <table:table-cell table:style-name="ce3" office:value-type="float" office:value="0.517" calcext:value-type="float">
            <text:p>0.517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office:value-type="float" office:value="0.541" calcext:value-type="float">
            <text:p>0.541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X0101361</text:p>
          </table:table-cell>
          <table:table-cell table:number-columns-repeated="3" table:style-name="ce4" office:value-type="float" office:value="0.525" calcext:value-type="float">
            <text:p>0.52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201330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6" calcext:value-type="float">
            <text:p>0.55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201261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6" calcext:value-type="float">
            <text:p>0.53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101330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0101330</text:p>
          </table:table-cell>
          <table:table-cell table:number-columns-repeated="3" office:value-type="float" office:value="0.529" calcext:value-type="float">
            <text:p>0.529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0101250</text:p>
          </table:table-cell>
          <table:table-cell table:number-columns-repeated="3" office:value-type="float" office:value="0.536" calcext:value-type="float">
            <text:p>0.53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0101230</text:p>
          </table:table-cell>
          <table:table-cell table:number-columns-repeated="3" office:value-type="float" office:value="0.538" calcext:value-type="float">
            <text:p>0.538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1101230</text:p>
          </table:table-cell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float" office:value="0.688" calcext:value-type="float">
            <text:p>0.688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0101260</text:p>
          </table:table-cell>
          <table:table-cell table:number-columns-repeated="3" office:value-type="float" office:value="0.556" calcext:value-type="float">
            <text:p>0.55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131023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65" calcext:value-type="float">
            <text:p>0.565</text:p>
          </table:table-cell>
          <table:table-cell office:value-type="float" office:value="0.605" calcext:value-type="float">
            <text:p>0.605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X110023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0.593" calcext:value-type="float">
            <text:p>0.59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0101240</text:p>
          </table:table-cell>
          <table:table-cell table:number-columns-repeated="3"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1301330</text:p>
          </table:table-cell>
          <table:table-cell office:value-type="float" office:value="0.4" calcext:value-type="float">
            <text:p>0.4</text:p>
          </table:table-cell>
          <table:table-cell office:value-type="float" office:value="0.608" calcext:value-type="float">
            <text:p>0.608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0101340</text:p>
          </table:table-cell>
          <table:table-cell table:number-columns-repeated="3" office:value-type="float" office:value="0.611" calcext:value-type="float">
            <text:p>0.61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1201340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4" calcext:value-type="float">
            <text:p>0.69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0101360</text:p>
          </table:table-cell>
          <table:table-cell table:number-columns-repeated="3" office:value-type="float" office:value="0.618" calcext:value-type="float">
            <text:p>0.61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0101370</text:p>
          </table:table-cell>
          <table:table-cell table:number-columns-repeated="3"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1300230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1100230</text:p>
          </table:table-cell>
          <table:table-cell office:value-type="float" office:value="0.63" calcext:value-type="float">
            <text:p>0.63</text:p>
          </table:table-cell>
          <table:table-cell office:value-type="float" office:value="0.652" calcext:value-type="float">
            <text:p>0.65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1301370</text:p>
          </table:table-cell>
          <table:table-cell office:value-type="float" office:value="0" calcext:value-type="float">
            <text:p>0</text:p>
          </table:table-cell>
          <table:table-cell office:value-type="float" office:value="0.652" calcext:value-type="float">
            <text:p>0.652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200230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4" calcext:value-type="float">
            <text:p>0.70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301360</text:p>
          </table:table-cell>
          <table:table-cell office:value-type="float" office:value="0.5" calcext:value-type="float">
            <text:p>0.5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7" calcext:value-type="float">
            <text:p>0.737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X0100230</text:p>
          </table:table-cell>
          <table:table-cell table:number-columns-repeated="3"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0101350</text:p>
          </table:table-cell>
          <table:table-cell table:number-columns-repeated="3" office:value-type="float" office:value="0.773" calcext:value-type="float">
            <text:p>0.773</text:p>
          </table:table-cell>
          <table:table-cell table:number-columns-repeated="1019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ll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SK Rank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30%ile</text:p>
          </table:table-cell>
          <table:table-cell table:style-name="ce1" office:value-type="string" calcext:value-type="string">
            <text:p>50%ile</text:p>
          </table:table-cell>
          <table:table-cell table:style-name="ce1" office:value-type="string" calcext:value-type="string">
            <text:p>70%ile</text:p>
          </table:table-cell>
          <table:table-cell table:style-name="ce1"/>
          <table:table-cell table:style-name="ce1" office:value-type="string" calcext:value-type="string">
            <text:p>Lege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3"/>
          <table:table-cell office:value-type="string" calcext:value-type="string">
            <text:p>Literature would recommen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/>
          <table:table-cell table:style-name="ce4"/>
          <table:table-cell office:value-type="string" calcext:value-type="string">
            <text:p>My recommenda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/>
          <table:table-cell table:style-name="ce5"/>
          <table:table-cell office:value-type="string" calcext:value-type="string">
            <text:p>Weaker recommenda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111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01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0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2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0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2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3113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11134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21127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101360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101230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101340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101370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301250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201340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101350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110127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8" calcext:value-type="float">
            <text:p>0.178</text:p>
          </table:table-cell>
          <table:table-cell office:value-type="float" office:value="0.361" calcext:value-type="float">
            <text:p>0.3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301330</text:p>
          </table:table-cell>
          <table:table-cell office:value-type="float" office:value="0.067" calcext:value-type="float">
            <text:p>0.067</text:p>
          </table:table-cell>
          <table:table-cell office:value-type="float" office:value="0.2" calcext:value-type="float">
            <text:p>0.2</text:p>
          </table:table-cell>
          <table:table-cell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0101260</text:p>
          </table:table-cell>
          <table:table-cell table:number-columns-repeated="3" office:value-type="float" office:value="0.213" calcext:value-type="float">
            <text:p>0.2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301370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101330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20135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25" calcext:value-type="float">
            <text:p>0.42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130136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0101340</text:p>
          </table:table-cell>
          <table:table-cell table:number-columns-repeated="3"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0101270</text:p>
          </table:table-cell>
          <table:table-cell table:number-columns-repeated="3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0101350</text:p>
          </table:table-cell>
          <table:table-cell table:number-columns-repeated="3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1201330</text:p>
          </table:table-cell>
          <table:table-cell office:value-type="float" office:value="0.136" calcext:value-type="float">
            <text:p>0.136</text:p>
          </table:table-cell>
          <table:table-cell office:value-type="float" office:value="0.341" calcext:value-type="float">
            <text:p>0.341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1301350</text:p>
          </table:table-cell>
          <table:table-cell office:value-type="float" office:value="0" calcext:value-type="float">
            <text:p>0</text:p>
          </table:table-cell>
          <table:table-cell office:value-type="float" office:value="0.395" calcext:value-type="float">
            <text:p>0.395</text:p>
          </table:table-cell>
          <table:table-cell office:value-type="float" office:value="0.474" calcext:value-type="float">
            <text:p>0.47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0101250</text:p>
          </table:table-cell>
          <table:table-cell table:number-columns-repeated="3" office:value-type="float" office:value="0.405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1100230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0101240</text:p>
          </table:table-cell>
          <table:table-cell table:number-columns-repeated="3"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1210231</text:p>
          </table:table-cell>
          <table:table-cell office:value-type="float" office:value="0.1" calcext:value-type="float">
            <text:p>0.1</text:p>
          </table:table-cell>
          <table:table-cell office:value-type="float" office:value="0.425" calcext:value-type="float">
            <text:p>0.425</text:p>
          </table:table-cell>
          <table:table-cell office:value-type="float" office:value="0.875" calcext:value-type="float">
            <text:p>0.87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010133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010137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0101230</text:p>
          </table:table-cell>
          <table:table-cell table:number-columns-repeated="3"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0101360</text:p>
          </table:table-cell>
          <table:table-cell table:number-columns-repeated="3" office:value-type="float" office:value="0.488" calcext:value-type="float">
            <text:p>0.48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0100230</text:p>
          </table:table-cell>
          <table:table-cell table:number-columns-repeated="3" office:value-type="float" office:value="0.491" calcext:value-type="float">
            <text:p>0.49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120023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6" calcext:value-type="float">
            <text:p>0.52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131135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1300230</text:p>
          </table:table-cell>
          <table:table-cell table:number-columns-repeated="2" office:value-type="float" office:value="0.512" calcext:value-type="float">
            <text:p>0.512</text:p>
          </table:table-cell>
          <table:table-cell office:value-type="float" office:value="0.537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121135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0100231</text:p>
          </table:table-cell>
          <table:table-cell table:number-columns-repeated="3" office:value-type="float" office:value="0.548" calcext:value-type="float">
            <text:p>0.54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30126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9" calcext:value-type="float">
            <text:p>0.579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0101331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1201331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39" calcext:value-type="float">
            <text:p>0.63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1201341</text:p>
          </table:table-cell>
          <table:table-cell office:value-type="float" office:value="0.564" calcext:value-type="float">
            <text:p>0.564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2" calcext:value-type="float">
            <text:p>0.69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201351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301371</text:p>
          </table:table-cell>
          <table:table-cell office:value-type="float" office:value="0.59" calcext:value-type="float">
            <text:p>0.59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" calcext:value-type="float">
            <text:p>0.76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0101371</text:p>
          </table:table-cell>
          <table:table-cell table:number-columns-repeated="3" office:value-type="float" office:value="0.644" calcext:value-type="float">
            <text:p>0.6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301351</text:p>
          </table:table-cell>
          <table:table-cell office:value-type="float" office:value="0.622" calcext:value-type="float">
            <text:p>0.622</text:p>
          </table:table-cell>
          <table:table-cell office:value-type="float" office:value="0.644" calcext:value-type="float">
            <text:p>0.644</text:p>
          </table:table-cell>
          <table:table-cell office:value-type="float" office:value="0.733" calcext:value-type="float">
            <text:p>0.73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0101231</text:p>
          </table:table-cell>
          <table:table-cell table:number-columns-repeated="3"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3012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X1100231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office:value-type="float" office:value="0.692" calcext:value-type="float">
            <text:p>0.692</text:p>
          </table:table-cell>
          <table:table-cell table:style-name="ce3" office:value-type="float" office:value="0.738" calcext:value-type="float">
            <text:p>0.7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31023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788" calcext:value-type="float">
            <text:p>0.78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20126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94" calcext:value-type="float">
            <text:p>0.694</text:p>
          </table:table-cell>
          <table:table-cell office:value-type="float" office:value="0.714" calcext:value-type="float">
            <text:p>0.71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201251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0101241</text:p>
          </table:table-cell>
          <table:table-cell table:number-columns-repeated="3" office:value-type="float" office:value="0.702" calcext:value-type="float">
            <text:p>0.70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130127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6" calcext:value-type="float">
            <text:p>0.75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13013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43" calcext:value-type="float">
            <text:p>0.74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0101341</text:p>
          </table:table-cell>
          <table:table-cell table:number-columns-repeated="3" office:value-type="float" office:value="0.717" calcext:value-type="float">
            <text:p>0.71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13013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4" calcext:value-type="float">
            <text:p>0.74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0101251</text:p>
          </table:table-cell>
          <table:table-cell table:number-columns-repeated="3" office:value-type="float" office:value="0.723" calcext:value-type="float">
            <text:p>0.723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110123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61" calcext:value-type="float">
            <text:p>0.761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X1300231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0.732" calcext:value-type="float">
            <text:p>0.732</text:p>
          </table:table-cell>
          <table:table-cell table:style-name="ce3" office:value-type="float" office:value="0.756" calcext:value-type="float">
            <text:p>0.75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101361</text:p>
          </table:table-cell>
          <table:table-cell office:value-type="float" office:value="0.689" calcext:value-type="float">
            <text:p>0.68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56" calcext:value-type="float">
            <text:p>0.75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0101351</text:p>
          </table:table-cell>
          <table:table-cell table:number-columns-repeated="3" office:value-type="float" office:value="0.735" calcext:value-type="float">
            <text:p>0.73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301341</text:p>
          </table:table-cell>
          <table:table-cell office:value-type="float" office:value="0.69" calcext:value-type="float">
            <text:p>0.6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62" calcext:value-type="float">
            <text:p>0.762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X1200231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739" calcext:value-type="float">
            <text:p>0.739</text:p>
          </table:table-cell>
          <table:table-cell table:style-name="ce3" office:value-type="float" office:value="0.761" calcext:value-type="float">
            <text:p>0.76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10133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X0101261</text:p>
          </table:table-cell>
          <table:table-cell table:number-columns-repeated="3" table:style-name="ce4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0101271</text:p>
          </table:table-cell>
          <table:table-cell table:number-columns-repeated="3" office:value-type="float" office:value="0.742" calcext:value-type="float">
            <text:p>0.74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1101371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44" calcext:value-type="float">
            <text:p>0.74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1012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62" calcext:value-type="float">
            <text:p>0.762</text:p>
          </table:table-cell>
          <table:table-cell office:value-type="float" office:value="0.804" calcext:value-type="float">
            <text:p>0.804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10134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86" calcext:value-type="float">
            <text:p>0.78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X0101361</text:p>
          </table:table-cell>
          <table:table-cell table:number-columns-repeated="3" table:style-name="ce4" office:value-type="float" office:value="0.762" calcext:value-type="float">
            <text:p>0.76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10125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8" calcext:value-type="float">
            <text:p>0.78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X1101351</text:p>
          </table:table-cell>
          <table:table-cell table:style-name="ce4" office:value-type="float" office:value="0.744" calcext:value-type="float">
            <text:p>0.744</text:p>
          </table:table-cell>
          <table:table-cell table:style-name="ce4" office:value-type="float" office:value="0.769" calcext:value-type="float">
            <text:p>0.769</text:p>
          </table:table-cell>
          <table:table-cell table:style-name="ce4" office:value-type="float" office:value="0.795" calcext:value-type="float">
            <text:p>0.79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301251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95" calcext:value-type="float">
            <text:p>0.795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X1101241</text:p>
          </table:table-cell>
          <table:table-cell table:style-name="ce5" office:value-type="float" office:value="0.723" calcext:value-type="float">
            <text:p>0.723</text:p>
          </table:table-cell>
          <table:table-cell table:style-name="ce5" office:value-type="float" office:value="0.778" calcext:value-type="float">
            <text:p>0.778</text:p>
          </table:table-cell>
          <table:table-cell table:style-name="ce5" office:value-type="float" office:value="0.81" calcext:value-type="float">
            <text:p>0.8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1201231</text:p>
          </table:table-cell>
          <table:table-cell office:value-type="float" office:value="0.73" calcext:value-type="float">
            <text:p>0.73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1" calcext:value-type="float">
            <text:p>0.8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12012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8" calcext:value-type="float">
            <text:p>0.8</text:p>
          </table:table-cell>
          <table:table-cell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130123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" calcext:value-type="float">
            <text:p>0.8</text:p>
          </table:table-cell>
          <table:table-cell office:value-type="float" office:value="0.829" calcext:value-type="float">
            <text:p>0.829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X1101271</text:p>
          </table:table-cell>
          <table:table-cell table:style-name="ce4" office:value-type="float" office:value="0.789" calcext:value-type="float">
            <text:p>0.789</text:p>
          </table:table-cell>
          <table:table-cell table:style-name="ce4" office:value-type="float" office:value="0.816" calcext:value-type="float">
            <text:p>0.816</text:p>
          </table:table-cell>
          <table:table-cell table:style-name="ce4" office:value-type="float" office:value="0.842" calcext:value-type="float">
            <text:p>0.84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1110231</text:p>
          </table:table-cell>
          <table:table-cell office:value-type="float" office:value="0.649" calcext:value-type="float">
            <text:p>0.649</text:p>
          </table:table-cell>
          <table:table-cell office:value-type="float" office:value="0.838" calcext:value-type="float">
            <text:p>0.838</text:p>
          </table:table-cell>
          <table:table-cell office:value-type="float" office:value="0.973" calcext:value-type="float">
            <text:p>0.97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120137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5" calcext:value-type="float">
            <text:p>0.865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211361</text:p>
          </table:table-cell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271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231</text:p>
          </table:table-cell>
          <table:table-cell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X1201271</text:p>
          </table:table-cell>
          <table:table-cell table:style-name="ce4" office:value-type="float" office:value="0.884" calcext:value-type="float">
            <text:p>0.884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953" calcext:value-type="float">
            <text:p>0.95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111351</text:p>
          </table:table-cell>
          <table:table-cell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211241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111241</text:p>
          </table:table-cell>
          <table:table-cell office:value-type="float" office:value="0.645" calcext:value-type="float">
            <text:p>0.6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111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11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2112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211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211371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25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341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311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K Rank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30%ile</text:p>
          </table:table-cell>
          <table:table-cell table:style-name="ce1" office:value-type="string" calcext:value-type="string">
            <text:p>50%ile</text:p>
          </table:table-cell>
          <table:table-cell table:style-name="ce1" office:value-type="string" calcext:value-type="string">
            <text:p>70%ile</text:p>
          </table:table-cell>
          <table:table-cell table:style-name="ce1"/>
          <table:table-cell table:style-name="ce1" office:value-type="string" calcext:value-type="string">
            <text:p>Lege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0101270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/>
          <table:table-cell table:style-name="ce3"/>
          <table:table-cell office:value-type="string" calcext:value-type="string">
            <text:p>Literature would recommen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0101230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/>
          <table:table-cell table:style-name="ce4"/>
          <table:table-cell office:value-type="string" calcext:value-type="string">
            <text:p>My recommendatio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0101260</text:p>
          </table:table-cell>
          <table:table-cell table:number-columns-repeated="2"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/>
          <table:table-cell table:style-name="ce5"/>
          <table:table-cell office:value-type="string" calcext:value-type="string">
            <text:p>Weaker recommendation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0101250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010124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0101330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0101360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010137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1" calcext:value-type="float">
            <text:p>0.08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01013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010134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1" calcext:value-type="float">
            <text:p>0.08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0101271</text:p>
          </table:table-cell>
          <table:table-cell table:number-columns-repeated="3" office:value-type="float" office:value="0.082" calcext:value-type="float">
            <text:p>0.08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0101241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X0101261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2" table:style-name="ce4" office:value-type="float" office:value="0.083" calcext:value-type="float">
            <text:p>0.08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01012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6" calcext:value-type="float">
            <text:p>0.0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0101231</text:p>
          </table:table-cell>
          <table:table-cell table:number-columns-repeated="3" office:value-type="float" office:value="0.084" calcext:value-type="float">
            <text:p>0.08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0101371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086" calcext:value-type="float">
            <text:p>0.08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0101351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X0101361</text:p>
          </table:table-cell>
          <table:table-cell table:number-columns-repeated="2" table:style-name="ce4" office:value-type="float" office:value="0.086" calcext:value-type="float">
            <text:p>0.086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0101341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010133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0100230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01" calcext:value-type="float">
            <text:p>0.10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0100231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X1101271</text:p>
          </table:table-cell>
          <table:table-cell table:style-name="ce4" office:value-type="float" office:value="5.766" calcext:value-type="float">
            <text:p>5.766</text:p>
          </table:table-cell>
          <table:table-cell table:style-name="ce4" office:value-type="float" office:value="6.111" calcext:value-type="float">
            <text:p>6.111</text:p>
          </table:table-cell>
          <table:table-cell table:style-name="ce4" office:value-type="float" office:value="6.597" calcext:value-type="float">
            <text:p>6.59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1201370</text:p>
          </table:table-cell>
          <table:table-cell office:value-type="float" office:value="6.543" calcext:value-type="float">
            <text:p>6.543</text:p>
          </table:table-cell>
          <table:table-cell office:value-type="float" office:value="7.291" calcext:value-type="float">
            <text:p>7.291</text:p>
          </table:table-cell>
          <table:table-cell office:value-type="float" office:value="7.932" calcext:value-type="float">
            <text:p>7.93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101330</text:p>
          </table:table-cell>
          <table:table-cell office:value-type="float" office:value="7.506" calcext:value-type="float">
            <text:p>7.506</text:p>
          </table:table-cell>
          <table:table-cell office:value-type="float" office:value="7.877" calcext:value-type="float">
            <text:p>7.877</text:p>
          </table:table-cell>
          <table:table-cell office:value-type="float" office:value="8.862" calcext:value-type="float">
            <text:p>8.8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1111331</text:p>
          </table:table-cell>
          <table:table-cell office:value-type="float" office:value="7.348" calcext:value-type="float">
            <text:p>7.348</text:p>
          </table:table-cell>
          <table:table-cell office:value-type="float" office:value="7.932" calcext:value-type="float">
            <text:p>7.932</text:p>
          </table:table-cell>
          <table:table-cell office:value-type="float" office:value="8.555" calcext:value-type="float">
            <text:p>8.55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1101361</text:p>
          </table:table-cell>
          <table:table-cell office:value-type="float" office:value="8.824" calcext:value-type="float">
            <text:p>8.824</text:p>
          </table:table-cell>
          <table:table-cell office:value-type="float" office:value="9.638" calcext:value-type="float">
            <text:p>9.638</text:p>
          </table:table-cell>
          <table:table-cell office:value-type="float" office:value="10.506" calcext:value-type="float">
            <text:p>10.5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1111340</text:p>
          </table:table-cell>
          <table:table-cell office:value-type="float" office:value="10.058" calcext:value-type="float">
            <text:p>10.058</text:p>
          </table:table-cell>
          <table:table-cell office:value-type="float" office:value="10.516" calcext:value-type="float">
            <text:p>10.516</text:p>
          </table:table-cell>
          <table:table-cell office:value-type="float" office:value="11.258" calcext:value-type="float">
            <text:p>11.258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1301351</text:p>
          </table:table-cell>
          <table:table-cell office:value-type="float" office:value="10.642" calcext:value-type="float">
            <text:p>10.642</text:p>
          </table:table-cell>
          <table:table-cell office:value-type="float" office:value="12.378" calcext:value-type="float">
            <text:p>12.378</text:p>
          </table:table-cell>
          <table:table-cell office:value-type="float" office:value="12.979" calcext:value-type="float">
            <text:p>12.97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311271</text:p>
          </table:table-cell>
          <table:table-cell office:value-type="float" office:value="10.651" calcext:value-type="float">
            <text:p>10.651</text:p>
          </table:table-cell>
          <table:table-cell office:value-type="float" office:value="12.527" calcext:value-type="float">
            <text:p>12.527</text:p>
          </table:table-cell>
          <table:table-cell office:value-type="float" office:value="14.689" calcext:value-type="float">
            <text:p>14.68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101331</text:p>
          </table:table-cell>
          <table:table-cell office:value-type="float" office:value="11.944" calcext:value-type="float">
            <text:p>11.944</text:p>
          </table:table-cell>
          <table:table-cell office:value-type="float" office:value="12.606" calcext:value-type="float">
            <text:p>12.606</text:p>
          </table:table-cell>
          <table:table-cell office:value-type="float" office:value="13.396" calcext:value-type="float">
            <text:p>13.39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1101340</text:p>
          </table:table-cell>
          <table:table-cell office:value-type="float" office:value="4.973" calcext:value-type="float">
            <text:p>4.973</text:p>
          </table:table-cell>
          <table:table-cell office:value-type="float" office:value="12.634" calcext:value-type="float">
            <text:p>12.634</text:p>
          </table:table-cell>
          <table:table-cell office:value-type="float" office:value="14.041" calcext:value-type="float">
            <text:p>14.0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100230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16" calcext:value-type="float">
            <text:p>14.016</text:p>
          </table:table-cell>
          <table:table-cell office:value-type="float" office:value="14.701" calcext:value-type="float">
            <text:p>14.70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201371</text:p>
          </table:table-cell>
          <table:table-cell office:value-type="float" office:value="12.891" calcext:value-type="float">
            <text:p>12.891</text:p>
          </table:table-cell>
          <table:table-cell office:value-type="float" office:value="14.086" calcext:value-type="float">
            <text:p>14.086</text:p>
          </table:table-cell>
          <table:table-cell office:value-type="float" office:value="15.433" calcext:value-type="float">
            <text:p>15.43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1300230</text:p>
          </table:table-cell>
          <table:table-cell office:value-type="float" office:value="12.993" calcext:value-type="float">
            <text:p>12.993</text:p>
          </table:table-cell>
          <table:table-cell office:value-type="float" office:value="14.805" calcext:value-type="float">
            <text:p>14.805</text:p>
          </table:table-cell>
          <table:table-cell office:value-type="float" office:value="15.823" calcext:value-type="float">
            <text:p>15.82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1111341</text:p>
          </table:table-cell>
          <table:table-cell office:value-type="float" office:value="15.338" calcext:value-type="float">
            <text:p>15.33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84" calcext:value-type="float">
            <text:p>16.8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1301360</text:p>
          </table:table-cell>
          <table:table-cell office:value-type="float" office:value="15.761" calcext:value-type="float">
            <text:p>15.761</text:p>
          </table:table-cell>
          <table:table-cell office:value-type="float" office:value="17.034" calcext:value-type="float">
            <text:p>17.034</text:p>
          </table:table-cell>
          <table:table-cell office:value-type="float" office:value="18.424" calcext:value-type="float">
            <text:p>18.424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1101371</text:p>
          </table:table-cell>
          <table:table-cell office:value-type="float" office:value="16.978" calcext:value-type="float">
            <text:p>16.978</text:p>
          </table:table-cell>
          <table:table-cell office:value-type="float" office:value="17.715" calcext:value-type="float">
            <text:p>17.715</text:p>
          </table:table-cell>
          <table:table-cell office:value-type="float" office:value="18.565" calcext:value-type="float">
            <text:p>18.56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1111350</text:p>
          </table:table-cell>
          <table:table-cell office:value-type="float" office:value="17.568" calcext:value-type="float">
            <text:p>17.568</text:p>
          </table:table-cell>
          <table:table-cell office:value-type="float" office:value="18.212" calcext:value-type="float">
            <text:p>18.212</text:p>
          </table:table-cell>
          <table:table-cell office:value-type="float" office:value="18.981" calcext:value-type="float">
            <text:p>18.981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X1100231</text:p>
          </table:table-cell>
          <table:table-cell table:style-name="ce3" office:value-type="float" office:value="17.416" calcext:value-type="float">
            <text:p>17.416</text:p>
          </table:table-cell>
          <table:table-cell table:style-name="ce3" office:value-type="float" office:value="18.304" calcext:value-type="float">
            <text:p>18.304</text:p>
          </table:table-cell>
          <table:table-cell table:style-name="ce3" office:value-type="float" office:value="18.74" calcext:value-type="float">
            <text:p>18.7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1101370</text:p>
          </table:table-cell>
          <table:table-cell office:value-type="float" office:value="12.87" calcext:value-type="float">
            <text:p>12.87</text:p>
          </table:table-cell>
          <table:table-cell office:value-type="float" office:value="18.335" calcext:value-type="float">
            <text:p>18.335</text:p>
          </table:table-cell>
          <table:table-cell office:value-type="float" office:value="20.133" calcext:value-type="float">
            <text:p>20.133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1101341</text:p>
          </table:table-cell>
          <table:table-cell office:value-type="float" office:value="18.157" calcext:value-type="float">
            <text:p>18.157</text:p>
          </table:table-cell>
          <table:table-cell office:value-type="float" office:value="18.655" calcext:value-type="float">
            <text:p>18.655</text:p>
          </table:table-cell>
          <table:table-cell office:value-type="float" office:value="19.339" calcext:value-type="float">
            <text:p>19.33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1311330</text:p>
          </table:table-cell>
          <table:table-cell office:value-type="float" office:value="17.519" calcext:value-type="float">
            <text:p>17.519</text:p>
          </table:table-cell>
          <table:table-cell office:value-type="float" office:value="19.018" calcext:value-type="float">
            <text:p>19.018</text:p>
          </table:table-cell>
          <table:table-cell office:value-type="float" office:value="20.444" calcext:value-type="float">
            <text:p>20.444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101350</text:p>
          </table:table-cell>
          <table:table-cell office:value-type="float" office:value="19.447" calcext:value-type="float">
            <text:p>19.447</text:p>
          </table:table-cell>
          <table:table-cell office:value-type="float" office:value="19.898" calcext:value-type="float">
            <text:p>19.898</text:p>
          </table:table-cell>
          <table:table-cell office:value-type="float" office:value="20.52" calcext:value-type="float">
            <text:p>20.5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1101230</text:p>
          </table:table-cell>
          <table:table-cell office:value-type="float" office:value="20.096" calcext:value-type="float">
            <text:p>20.096</text:p>
          </table:table-cell>
          <table:table-cell office:value-type="float" office:value="21.587" calcext:value-type="float">
            <text:p>21.587</text:p>
          </table:table-cell>
          <table:table-cell office:value-type="float" office:value="22.543" calcext:value-type="float">
            <text:p>22.543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X1300231</text:p>
          </table:table-cell>
          <table:table-cell table:style-name="ce3" office:value-type="float" office:value="22.441" calcext:value-type="float">
            <text:p>22.441</text:p>
          </table:table-cell>
          <table:table-cell table:style-name="ce3" office:value-type="float" office:value="23.417" calcext:value-type="float">
            <text:p>23.417</text:p>
          </table:table-cell>
          <table:table-cell table:style-name="ce3" office:value-type="float" office:value="24.981" calcext:value-type="float">
            <text:p>24.98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211230</text:p>
          </table:table-cell>
          <table:table-cell office:value-type="float" office:value="22.6" calcext:value-type="float">
            <text:p>22.6</text:p>
          </table:table-cell>
          <table:table-cell office:value-type="float" office:value="23.854" calcext:value-type="float">
            <text:p>23.854</text:p>
          </table:table-cell>
          <table:table-cell office:value-type="float" office:value="25.035" calcext:value-type="float">
            <text:p>25.03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111351</text:p>
          </table:table-cell>
          <table:table-cell office:value-type="float" office:value="23.1" calcext:value-type="float">
            <text:p>23.1</text:p>
          </table:table-cell>
          <table:table-cell office:value-type="float" office:value="23.873" calcext:value-type="float">
            <text:p>23.873</text:p>
          </table:table-cell>
          <table:table-cell office:value-type="float" office:value="24.516" calcext:value-type="float">
            <text:p>24.516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X1101351</text:p>
          </table:table-cell>
          <table:table-cell table:style-name="ce4" office:value-type="float" office:value="24.184" calcext:value-type="float">
            <text:p>24.184</text:p>
          </table:table-cell>
          <table:table-cell table:style-name="ce4" office:value-type="float" office:value="24.996" calcext:value-type="float">
            <text:p>24.996</text:p>
          </table:table-cell>
          <table:table-cell table:style-name="ce4" office:value-type="float" office:value="25.525" calcext:value-type="float">
            <text:p>25.52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1301361</text:p>
          </table:table-cell>
          <table:table-cell office:value-type="float" office:value="24.105" calcext:value-type="float">
            <text:p>24.105</text:p>
          </table:table-cell>
          <table:table-cell office:value-type="float" office:value="25.156" calcext:value-type="float">
            <text:p>25.156</text:p>
          </table:table-cell>
          <table:table-cell office:value-type="float" office:value="26.55" calcext:value-type="float">
            <text:p>26.5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111360</text:p>
          </table:table-cell>
          <table:table-cell office:value-type="float" office:value="25.121" calcext:value-type="float">
            <text:p>25.121</text:p>
          </table:table-cell>
          <table:table-cell office:value-type="float" office:value="25.433" calcext:value-type="float">
            <text:p>25.433</text:p>
          </table:table-cell>
          <table:table-cell office:value-type="float" office:value="26.438" calcext:value-type="float">
            <text:p>26.43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210230</text:p>
          </table:table-cell>
          <table:table-cell office:value-type="float" office:value="24.586" calcext:value-type="float">
            <text:p>24.586</text:p>
          </table:table-cell>
          <table:table-cell office:value-type="float" office:value="25.636" calcext:value-type="float">
            <text:p>25.636</text:p>
          </table:table-cell>
          <table:table-cell office:value-type="float" office:value="27.071" calcext:value-type="float">
            <text:p>27.07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101360</text:p>
          </table:table-cell>
          <table:table-cell office:value-type="float" office:value="25.299" calcext:value-type="float">
            <text:p>25.299</text:p>
          </table:table-cell>
          <table:table-cell office:value-type="float" office:value="25.876" calcext:value-type="float">
            <text:p>25.876</text:p>
          </table:table-cell>
          <table:table-cell office:value-type="float" office:value="26.45" calcext:value-type="float">
            <text:p>26.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1301230</text:p>
          </table:table-cell>
          <table:table-cell office:value-type="float" office:value="27.488" calcext:value-type="float">
            <text:p>27.488</text:p>
          </table:table-cell>
          <table:table-cell office:value-type="float" office:value="28.675" calcext:value-type="float">
            <text:p>28.675</text:p>
          </table:table-cell>
          <table:table-cell office:value-type="float" office:value="30.118" calcext:value-type="float">
            <text:p>30.11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1301370</text:p>
          </table:table-cell>
          <table:table-cell office:value-type="float" office:value="27.515" calcext:value-type="float">
            <text:p>27.515</text:p>
          </table:table-cell>
          <table:table-cell office:value-type="float" office:value="28.945" calcext:value-type="float">
            <text:p>28.945</text:p>
          </table:table-cell>
          <table:table-cell office:value-type="float" office:value="30.718" calcext:value-type="float">
            <text:p>30.71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1200230</text:p>
          </table:table-cell>
          <table:table-cell office:value-type="float" office:value="28.611" calcext:value-type="float">
            <text:p>28.611</text:p>
          </table:table-cell>
          <table:table-cell office:value-type="float" office:value="29.42" calcext:value-type="float">
            <text:p>29.42</text:p>
          </table:table-cell>
          <table:table-cell office:value-type="float" office:value="30.148" calcext:value-type="float">
            <text:p>30.14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1101231</text:p>
          </table:table-cell>
          <table:table-cell office:value-type="float" office:value="28.519" calcext:value-type="float">
            <text:p>28.519</text:p>
          </table:table-cell>
          <table:table-cell office:value-type="float" office:value="30.016" calcext:value-type="float">
            <text:p>30.016</text:p>
          </table:table-cell>
          <table:table-cell office:value-type="float" office:value="31.064" calcext:value-type="float">
            <text:p>31.064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1311331</text:p>
          </table:table-cell>
          <table:table-cell office:value-type="float" office:value="28.574" calcext:value-type="float">
            <text:p>28.574</text:p>
          </table:table-cell>
          <table:table-cell office:value-type="float" office:value="30.799" calcext:value-type="float">
            <text:p>30.799</text:p>
          </table:table-cell>
          <table:table-cell office:value-type="float" office:value="32.623" calcext:value-type="float">
            <text:p>32.62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1111361</text:p>
          </table:table-cell>
          <table:table-cell office:value-type="float" office:value="30.384" calcext:value-type="float">
            <text:p>30.384</text:p>
          </table:table-cell>
          <table:table-cell office:value-type="float" office:value="31" calcext:value-type="float">
            <text:p>31</text:p>
          </table:table-cell>
          <table:table-cell office:value-type="float" office:value="31.925" calcext:value-type="float">
            <text:p>31.925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1211231</text:p>
          </table:table-cell>
          <table:table-cell office:value-type="float" office:value="30.661" calcext:value-type="float">
            <text:p>30.661</text:p>
          </table:table-cell>
          <table:table-cell office:value-type="float" office:value="32.011" calcext:value-type="float">
            <text:p>32.011</text:p>
          </table:table-cell>
          <table:table-cell office:value-type="float" office:value="33.391" calcext:value-type="float">
            <text:p>33.39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1111370</text:p>
          </table:table-cell>
          <table:table-cell office:value-type="float" office:value="32.068" calcext:value-type="float">
            <text:p>32.068</text:p>
          </table:table-cell>
          <table:table-cell office:value-type="float" office:value="32.701" calcext:value-type="float">
            <text:p>32.701</text:p>
          </table:table-cell>
          <table:table-cell office:value-type="float" office:value="33.876" calcext:value-type="float">
            <text:p>33.87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1101240</text:p>
          </table:table-cell>
          <table:table-cell office:value-type="float" office:value="33.157" calcext:value-type="float">
            <text:p>33.157</text:p>
          </table:table-cell>
          <table:table-cell office:value-type="float" office:value="34.812" calcext:value-type="float">
            <text:p>34.812</text:p>
          </table:table-cell>
          <table:table-cell office:value-type="float" office:value="36.355" calcext:value-type="float">
            <text:p>36.355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1210231</text:p>
          </table:table-cell>
          <table:table-cell office:value-type="float" office:value="33.474" calcext:value-type="float">
            <text:p>33.474</text:p>
          </table:table-cell>
          <table:table-cell office:value-type="float" office:value="34.882" calcext:value-type="float">
            <text:p>34.882</text:p>
          </table:table-cell>
          <table:table-cell office:value-type="float" office:value="36.236" calcext:value-type="float">
            <text:p>36.236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X1200231</text:p>
          </table:table-cell>
          <table:table-cell table:style-name="ce3" office:value-type="float" office:value="35.521" calcext:value-type="float">
            <text:p>35.521</text:p>
          </table:table-cell>
          <table:table-cell table:style-name="ce3" office:value-type="float" office:value="36.174" calcext:value-type="float">
            <text:p>36.174</text:p>
          </table:table-cell>
          <table:table-cell table:style-name="ce3" office:value-type="float" office:value="36.768" calcext:value-type="float">
            <text:p>36.76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1211240</text:p>
          </table:table-cell>
          <table:table-cell office:value-type="float" office:value="35.116" calcext:value-type="float">
            <text:p>35.116</text:p>
          </table:table-cell>
          <table:table-cell office:value-type="float" office:value="36.395" calcext:value-type="float">
            <text:p>36.395</text:p>
          </table:table-cell>
          <table:table-cell office:value-type="float" office:value="37.571" calcext:value-type="float">
            <text:p>37.57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1311340</text:p>
          </table:table-cell>
          <table:table-cell office:value-type="float" office:value="34.817" calcext:value-type="float">
            <text:p>34.817</text:p>
          </table:table-cell>
          <table:table-cell office:value-type="float" office:value="36.597" calcext:value-type="float">
            <text:p>36.597</text:p>
          </table:table-cell>
          <table:table-cell office:value-type="float" office:value="37.934" calcext:value-type="float">
            <text:p>37.93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1201230</text:p>
          </table:table-cell>
          <table:table-cell office:value-type="float" office:value="36.346" calcext:value-type="float">
            <text:p>36.346</text:p>
          </table:table-cell>
          <table:table-cell office:value-type="float" office:value="36.998" calcext:value-type="float">
            <text:p>36.998</text:p>
          </table:table-cell>
          <table:table-cell office:value-type="float" office:value="37.818" calcext:value-type="float">
            <text:p>37.81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1110230</text:p>
          </table:table-cell>
          <table:table-cell office:value-type="float" office:value="36.255" calcext:value-type="float">
            <text:p>36.255</text:p>
          </table:table-cell>
          <table:table-cell office:value-type="float" office:value="37.008" calcext:value-type="float">
            <text:p>37.008</text:p>
          </table:table-cell>
          <table:table-cell office:value-type="float" office:value="38.083" calcext:value-type="float">
            <text:p>38.08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301231</text:p>
          </table:table-cell>
          <table:table-cell office:value-type="float" office:value="36.724" calcext:value-type="float">
            <text:p>36.724</text:p>
          </table:table-cell>
          <table:table-cell office:value-type="float" office:value="37.398" calcext:value-type="float">
            <text:p>37.398</text:p>
          </table:table-cell>
          <table:table-cell office:value-type="float" office:value="38.669" calcext:value-type="float">
            <text:p>38.66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301371</text:p>
          </table:table-cell>
          <table:table-cell office:value-type="float" office:value="36.557" calcext:value-type="float">
            <text:p>36.557</text:p>
          </table:table-cell>
          <table:table-cell office:value-type="float" office:value="37.601" calcext:value-type="float">
            <text:p>37.601</text:p>
          </table:table-cell>
          <table:table-cell office:value-type="float" office:value="38.935" calcext:value-type="float">
            <text:p>38.93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X1111371</text:p>
          </table:table-cell>
          <table:table-cell office:value-type="float" office:value="38.417" calcext:value-type="float">
            <text:p>38.417</text:p>
          </table:table-cell>
          <table:table-cell office:value-type="float" office:value="38.59" calcext:value-type="float">
            <text:p>38.59</text:p>
          </table:table-cell>
          <table:table-cell office:value-type="float" office:value="40.071" calcext:value-type="float">
            <text:p>40.07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1301240</text:p>
          </table:table-cell>
          <table:table-cell office:value-type="float" office:value="41.125" calcext:value-type="float">
            <text:p>41.125</text:p>
          </table:table-cell>
          <table:table-cell office:value-type="float" office:value="42.129" calcext:value-type="float">
            <text:p>42.129</text:p>
          </table:table-cell>
          <table:table-cell office:value-type="float" office:value="43.501" calcext:value-type="float">
            <text:p>43.501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X1101241</text:p>
          </table:table-cell>
          <table:table-cell table:style-name="ce5" office:value-type="float" office:value="42.183" calcext:value-type="float">
            <text:p>42.183</text:p>
          </table:table-cell>
          <table:table-cell table:style-name="ce5" office:value-type="float" office:value="43.491" calcext:value-type="float">
            <text:p>43.491</text:p>
          </table:table-cell>
          <table:table-cell table:style-name="ce5" office:value-type="float" office:value="44.836" calcext:value-type="float">
            <text:p>44.83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1110231</text:p>
          </table:table-cell>
          <table:table-cell office:value-type="float" office:value="43.482" calcext:value-type="float">
            <text:p>43.482</text:p>
          </table:table-cell>
          <table:table-cell office:value-type="float" office:value="44.181" calcext:value-type="float">
            <text:p>44.181</text:p>
          </table:table-cell>
          <table:table-cell office:value-type="float" office:value="44.964" calcext:value-type="float">
            <text:p>44.964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1201231</text:p>
          </table:table-cell>
          <table:table-cell office:value-type="float" office:value="43.372" calcext:value-type="float">
            <text:p>43.372</text:p>
          </table:table-cell>
          <table:table-cell office:value-type="float" office:value="44.382" calcext:value-type="float">
            <text:p>44.382</text:p>
          </table:table-cell>
          <table:table-cell office:value-type="float" office:value="45.465" calcext:value-type="float">
            <text:p>45.465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1211241</text:p>
          </table:table-cell>
          <table:table-cell office:value-type="float" office:value="43.87" calcext:value-type="float">
            <text:p>43.87</text:p>
          </table:table-cell>
          <table:table-cell office:value-type="float" office:value="44.48" calcext:value-type="float">
            <text:p>44.48</text:p>
          </table:table-cell>
          <table:table-cell office:value-type="float" office:value="45.504" calcext:value-type="float">
            <text:p>45.50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1111230</text:p>
          </table:table-cell>
          <table:table-cell office:value-type="float" office:value="45.67" calcext:value-type="float">
            <text:p>45.67</text:p>
          </table:table-cell>
          <table:table-cell office:value-type="float" office:value="46.673" calcext:value-type="float">
            <text:p>46.673</text:p>
          </table:table-cell>
          <table:table-cell office:value-type="float" office:value="47.923" calcext:value-type="float">
            <text:p>47.92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1211250</text:p>
          </table:table-cell>
          <table:table-cell office:value-type="float" office:value="45.95" calcext:value-type="float">
            <text:p>45.95</text:p>
          </table:table-cell>
          <table:table-cell office:value-type="float" office:value="47.253" calcext:value-type="float">
            <text:p>47.253</text:p>
          </table:table-cell>
          <table:table-cell office:value-type="float" office:value="48.652" calcext:value-type="float">
            <text:p>48.65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1201240</text:p>
          </table:table-cell>
          <table:table-cell office:value-type="float" office:value="45.142" calcext:value-type="float">
            <text:p>45.142</text:p>
          </table:table-cell>
          <table:table-cell office:value-type="float" office:value="47.341" calcext:value-type="float">
            <text:p>47.341</text:p>
          </table:table-cell>
          <table:table-cell office:value-type="float" office:value="47.953" calcext:value-type="float">
            <text:p>47.95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1101250</text:p>
          </table:table-cell>
          <table:table-cell office:value-type="float" office:value="47.246" calcext:value-type="float">
            <text:p>47.246</text:p>
          </table:table-cell>
          <table:table-cell office:value-type="float" office:value="48.571" calcext:value-type="float">
            <text:p>48.571</text:p>
          </table:table-cell>
          <table:table-cell office:value-type="float" office:value="50.055" calcext:value-type="float">
            <text:p>50.05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1311341</text:p>
          </table:table-cell>
          <table:table-cell office:value-type="float" office:value="46.673" calcext:value-type="float">
            <text:p>46.673</text:p>
          </table:table-cell>
          <table:table-cell office:value-type="float" office:value="48.696" calcext:value-type="float">
            <text:p>48.696</text:p>
          </table:table-cell>
          <table:table-cell office:value-type="float" office:value="50.26" calcext:value-type="float">
            <text:p>50.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X1301241</text:p>
          </table:table-cell>
          <table:table-cell office:value-type="float" office:value="49.934" calcext:value-type="float">
            <text:p>49.934</text:p>
          </table:table-cell>
          <table:table-cell office:value-type="float" office:value="51.721" calcext:value-type="float">
            <text:p>51.721</text:p>
          </table:table-cell>
          <table:table-cell office:value-type="float" office:value="53.956" calcext:value-type="float">
            <text:p>53.95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X1111231</text:p>
          </table:table-cell>
          <table:table-cell office:value-type="float" office:value="52.836" calcext:value-type="float">
            <text:p>52.836</text:p>
          </table:table-cell>
          <table:table-cell office:value-type="float" office:value="53.889" calcext:value-type="float">
            <text:p>53.889</text:p>
          </table:table-cell>
          <table:table-cell office:value-type="float" office:value="54.499" calcext:value-type="float">
            <text:p>54.499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1311350</text:p>
          </table:table-cell>
          <table:table-cell office:value-type="float" office:value="53.065" calcext:value-type="float">
            <text:p>53.065</text:p>
          </table:table-cell>
          <table:table-cell office:value-type="float" office:value="54.889" calcext:value-type="float">
            <text:p>54.889</text:p>
          </table:table-cell>
          <table:table-cell office:value-type="float" office:value="56.777" calcext:value-type="float">
            <text:p>56.777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X1201241</text:p>
          </table:table-cell>
          <table:table-cell office:value-type="float" office:value="54.071" calcext:value-type="float">
            <text:p>54.071</text:p>
          </table:table-cell>
          <table:table-cell office:value-type="float" office:value="55.437" calcext:value-type="float">
            <text:p>55.437</text:p>
          </table:table-cell>
          <table:table-cell office:value-type="float" office:value="56.631" calcext:value-type="float">
            <text:p>56.63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1211251</text:p>
          </table:table-cell>
          <table:table-cell office:value-type="float" office:value="54.931" calcext:value-type="float">
            <text:p>54.931</text:p>
          </table:table-cell>
          <table:table-cell office:value-type="float" office:value="56.001" calcext:value-type="float">
            <text:p>56.001</text:p>
          </table:table-cell>
          <table:table-cell office:value-type="float" office:value="56.816" calcext:value-type="float">
            <text:p>56.81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X1301250</text:p>
          </table:table-cell>
          <table:table-cell office:value-type="float" office:value="55.013" calcext:value-type="float">
            <text:p>55.013</text:p>
          </table:table-cell>
          <table:table-cell office:value-type="float" office:value="56.636" calcext:value-type="float">
            <text:p>56.636</text:p>
          </table:table-cell>
          <table:table-cell office:value-type="float" office:value="57.639" calcext:value-type="float">
            <text:p>57.63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X1111240</text:p>
          </table:table-cell>
          <table:table-cell office:value-type="float" office:value="55.791" calcext:value-type="float">
            <text:p>55.791</text:p>
          </table:table-cell>
          <table:table-cell office:value-type="float" office:value="56.99" calcext:value-type="float">
            <text:p>56.99</text:p>
          </table:table-cell>
          <table:table-cell office:value-type="float" office:value="57.62" calcext:value-type="float">
            <text:p>57.62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X1201250</text:p>
          </table:table-cell>
          <table:table-cell office:value-type="float" office:value="56.298" calcext:value-type="float">
            <text:p>56.298</text:p>
          </table:table-cell>
          <table:table-cell office:value-type="float" office:value="57.553" calcext:value-type="float">
            <text:p>57.553</text:p>
          </table:table-cell>
          <table:table-cell office:value-type="float" office:value="58.22" calcext:value-type="float">
            <text:p>58.22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X1101251</text:p>
          </table:table-cell>
          <table:table-cell office:value-type="float" office:value="56.349" calcext:value-type="float">
            <text:p>56.349</text:p>
          </table:table-cell>
          <table:table-cell office:value-type="float" office:value="58.129" calcext:value-type="float">
            <text:p>58.129</text:p>
          </table:table-cell>
          <table:table-cell office:value-type="float" office:value="59.147" calcext:value-type="float">
            <text:p>59.147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X1211260</text:p>
          </table:table-cell>
          <table:table-cell office:value-type="float" office:value="58.274" calcext:value-type="float">
            <text:p>58.274</text:p>
          </table:table-cell>
          <table:table-cell office:value-type="float" office:value="59.156" calcext:value-type="float">
            <text:p>59.156</text:p>
          </table:table-cell>
          <table:table-cell office:value-type="float" office:value="60.231" calcext:value-type="float">
            <text:p>60.23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X1310230</text:p>
          </table:table-cell>
          <table:table-cell office:value-type="float" office:value="60.194" calcext:value-type="float">
            <text:p>60.194</text:p>
          </table:table-cell>
          <table:table-cell office:value-type="float" office:value="61.642" calcext:value-type="float">
            <text:p>61.642</text:p>
          </table:table-cell>
          <table:table-cell office:value-type="float" office:value="63.44" calcext:value-type="float">
            <text:p>63.4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X1111241</text:p>
          </table:table-cell>
          <table:table-cell office:value-type="float" office:value="62.43" calcext:value-type="float">
            <text:p>62.43</text:p>
          </table:table-cell>
          <table:table-cell office:value-type="float" office:value="63.566" calcext:value-type="float">
            <text:p>63.566</text:p>
          </table:table-cell>
          <table:table-cell office:value-type="float" office:value="64.161" calcext:value-type="float">
            <text:p>64.16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X1101260</text:p>
          </table:table-cell>
          <table:table-cell office:value-type="float" office:value="61.648" calcext:value-type="float">
            <text:p>61.648</text:p>
          </table:table-cell>
          <table:table-cell office:value-type="float" office:value="63.878" calcext:value-type="float">
            <text:p>63.878</text:p>
          </table:table-cell>
          <table:table-cell office:value-type="float" office:value="64.481" calcext:value-type="float">
            <text:p>64.481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X1111250</text:p>
          </table:table-cell>
          <table:table-cell office:value-type="float" office:value="64.899" calcext:value-type="float">
            <text:p>64.899</text:p>
          </table:table-cell>
          <table:table-cell office:value-type="float" office:value="65.635" calcext:value-type="float">
            <text:p>65.635</text:p>
          </table:table-cell>
          <table:table-cell office:value-type="float" office:value="67.677" calcext:value-type="float">
            <text:p>67.67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1311351</text:p>
          </table:table-cell>
          <table:table-cell office:value-type="float" office:value="63.703" calcext:value-type="float">
            <text:p>63.703</text:p>
          </table:table-cell>
          <table:table-cell office:value-type="float" office:value="65.961" calcext:value-type="float">
            <text:p>65.961</text:p>
          </table:table-cell>
          <table:table-cell office:value-type="float" office:value="67.152" calcext:value-type="float">
            <text:p>67.15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1201251</text:p>
          </table:table-cell>
          <table:table-cell office:value-type="float" office:value="64.925" calcext:value-type="float">
            <text:p>64.925</text:p>
          </table:table-cell>
          <table:table-cell office:value-type="float" office:value="66.09" calcext:value-type="float">
            <text:p>66.09</text:p>
          </table:table-cell>
          <table:table-cell office:value-type="float" office:value="66.587" calcext:value-type="float">
            <text:p>66.587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1301251</text:p>
          </table:table-cell>
          <table:table-cell office:value-type="float" office:value="64.111" calcext:value-type="float">
            <text:p>64.111</text:p>
          </table:table-cell>
          <table:table-cell office:value-type="float" office:value="66.641" calcext:value-type="float">
            <text:p>66.641</text:p>
          </table:table-cell>
          <table:table-cell office:value-type="float" office:value="68.004" calcext:value-type="float">
            <text:p>68.004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X1201260</text:p>
          </table:table-cell>
          <table:table-cell office:value-type="float" office:value="66.361" calcext:value-type="float">
            <text:p>66.361</text:p>
          </table:table-cell>
          <table:table-cell office:value-type="float" office:value="67.475" calcext:value-type="float">
            <text:p>67.475</text:p>
          </table:table-cell>
          <table:table-cell office:value-type="float" office:value="68.444" calcext:value-type="float">
            <text:p>68.444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X1211261</text:p>
          </table:table-cell>
          <table:table-cell office:value-type="float" office:value="67.143" calcext:value-type="float">
            <text:p>67.143</text:p>
          </table:table-cell>
          <table:table-cell office:value-type="float" office:value="68.592" calcext:value-type="float">
            <text:p>68.592</text:p>
          </table:table-cell>
          <table:table-cell office:value-type="float" office:value="69.629" calcext:value-type="float">
            <text:p>69.62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1311360</text:p>
          </table:table-cell>
          <table:table-cell office:value-type="float" office:value="69.514" calcext:value-type="float">
            <text:p>69.514</text:p>
          </table:table-cell>
          <table:table-cell office:value-type="float" office:value="70.694" calcext:value-type="float">
            <text:p>70.694</text:p>
          </table:table-cell>
          <table:table-cell office:value-type="float" office:value="72.245" calcext:value-type="float">
            <text:p>72.245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X1211270</text:p>
          </table:table-cell>
          <table:table-cell office:value-type="float" office:value="70.546" calcext:value-type="float">
            <text:p>70.546</text:p>
          </table:table-cell>
          <table:table-cell office:value-type="float" office:value="71.718" calcext:value-type="float">
            <text:p>71.718</text:p>
          </table:table-cell>
          <table:table-cell office:value-type="float" office:value="72.844" calcext:value-type="float">
            <text:p>72.84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1101261</text:p>
          </table:table-cell>
          <table:table-cell office:value-type="float" office:value="71.534" calcext:value-type="float">
            <text:p>71.534</text:p>
          </table:table-cell>
          <table:table-cell office:value-type="float" office:value="73.107" calcext:value-type="float">
            <text:p>73.107</text:p>
          </table:table-cell>
          <table:table-cell office:value-type="float" office:value="74.259" calcext:value-type="float">
            <text:p>74.259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X1301260</text:p>
          </table:table-cell>
          <table:table-cell office:value-type="float" office:value="71.959" calcext:value-type="float">
            <text:p>71.959</text:p>
          </table:table-cell>
          <table:table-cell office:value-type="float" office:value="73.149" calcext:value-type="float">
            <text:p>73.149</text:p>
          </table:table-cell>
          <table:table-cell office:value-type="float" office:value="74.106" calcext:value-type="float">
            <text:p>74.1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1310231</text:p>
          </table:table-cell>
          <table:table-cell office:value-type="float" office:value="72.384" calcext:value-type="float">
            <text:p>72.384</text:p>
          </table:table-cell>
          <table:table-cell office:value-type="float" office:value="73.42" calcext:value-type="float">
            <text:p>73.42</text:p>
          </table:table-cell>
          <table:table-cell office:value-type="float" office:value="74.783" calcext:value-type="float">
            <text:p>74.783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1111251</text:p>
          </table:table-cell>
          <table:table-cell office:value-type="float" office:value="72.2" calcext:value-type="float">
            <text:p>72.2</text:p>
          </table:table-cell>
          <table:table-cell office:value-type="float" office:value="73.852" calcext:value-type="float">
            <text:p>73.852</text:p>
          </table:table-cell>
          <table:table-cell office:value-type="float" office:value="75.789" calcext:value-type="float">
            <text:p>75.789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1111260</text:p>
          </table:table-cell>
          <table:table-cell office:value-type="float" office:value="74.218" calcext:value-type="float">
            <text:p>74.218</text:p>
          </table:table-cell>
          <table:table-cell office:value-type="float" office:value="75.423" calcext:value-type="float">
            <text:p>75.423</text:p>
          </table:table-cell>
          <table:table-cell office:value-type="float" office:value="76.77" calcext:value-type="float">
            <text:p>76.77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X1201261</text:p>
          </table:table-cell>
          <table:table-cell office:value-type="float" office:value="75.21" calcext:value-type="float">
            <text:p>75.21</text:p>
          </table:table-cell>
          <table:table-cell office:value-type="float" office:value="76.387" calcext:value-type="float">
            <text:p>76.387</text:p>
          </table:table-cell>
          <table:table-cell office:value-type="float" office:value="77.916" calcext:value-type="float">
            <text:p>77.91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X1311230</text:p>
          </table:table-cell>
          <table:table-cell office:value-type="float" office:value="76.563" calcext:value-type="float">
            <text:p>76.563</text:p>
          </table:table-cell>
          <table:table-cell office:value-type="float" office:value="77.469" calcext:value-type="float">
            <text:p>77.469</text:p>
          </table:table-cell>
          <table:table-cell office:value-type="float" office:value="78.626" calcext:value-type="float">
            <text:p>78.62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X1201270</text:p>
          </table:table-cell>
          <table:table-cell office:value-type="float" office:value="76.285" calcext:value-type="float">
            <text:p>76.285</text:p>
          </table:table-cell>
          <table:table-cell office:value-type="float" office:value="77.585" calcext:value-type="float">
            <text:p>77.585</text:p>
          </table:table-cell>
          <table:table-cell office:value-type="float" office:value="78.851" calcext:value-type="float">
            <text:p>78.85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1101270</text:p>
          </table:table-cell>
          <table:table-cell office:value-type="float" office:value="77.312" calcext:value-type="float">
            <text:p>77.312</text:p>
          </table:table-cell>
          <table:table-cell office:value-type="float" office:value="77.827" calcext:value-type="float">
            <text:p>77.827</text:p>
          </table:table-cell>
          <table:table-cell office:value-type="float" office:value="78.823" calcext:value-type="float">
            <text:p>78.82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X1211271</text:p>
          </table:table-cell>
          <table:table-cell office:value-type="float" office:value="80.273" calcext:value-type="float">
            <text:p>80.273</text:p>
          </table:table-cell>
          <table:table-cell office:value-type="float" office:value="81.339" calcext:value-type="float">
            <text:p>81.339</text:p>
          </table:table-cell>
          <table:table-cell office:value-type="float" office:value="82.696" calcext:value-type="float">
            <text:p>82.69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X1311361</text:p>
          </table:table-cell>
          <table:table-cell office:value-type="float" office:value="80.405" calcext:value-type="float">
            <text:p>80.405</text:p>
          </table:table-cell>
          <table:table-cell office:value-type="float" office:value="81.919" calcext:value-type="float">
            <text:p>81.919</text:p>
          </table:table-cell>
          <table:table-cell office:value-type="float" office:value="83.002" calcext:value-type="float">
            <text:p>83.00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X1301261</text:p>
          </table:table-cell>
          <table:table-cell office:value-type="float" office:value="81.185" calcext:value-type="float">
            <text:p>81.185</text:p>
          </table:table-cell>
          <table:table-cell office:value-type="float" office:value="82.783" calcext:value-type="float">
            <text:p>82.783</text:p>
          </table:table-cell>
          <table:table-cell office:value-type="float" office:value="84.867" calcext:value-type="float">
            <text:p>84.867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X1211330</text:p>
          </table:table-cell>
          <table:table-cell office:value-type="float" office:value="82.549" calcext:value-type="float">
            <text:p>82.549</text:p>
          </table:table-cell>
          <table:table-cell office:value-type="float" office:value="84.585" calcext:value-type="float">
            <text:p>84.585</text:p>
          </table:table-cell>
          <table:table-cell office:value-type="float" office:value="85.669" calcext:value-type="float">
            <text:p>85.669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X1111261</text:p>
          </table:table-cell>
          <table:table-cell office:value-type="float" office:value="84.185" calcext:value-type="float">
            <text:p>84.185</text:p>
          </table:table-cell>
          <table:table-cell office:value-type="float" office:value="84.647" calcext:value-type="float">
            <text:p>84.647</text:p>
          </table:table-cell>
          <table:table-cell office:value-type="float" office:value="87.122" calcext:value-type="float">
            <text:p>87.12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1111270</text:p>
          </table:table-cell>
          <table:table-cell office:value-type="float" office:value="85.161" calcext:value-type="float">
            <text:p>85.161</text:p>
          </table:table-cell>
          <table:table-cell office:value-type="float" office:value="85.824" calcext:value-type="float">
            <text:p>85.824</text:p>
          </table:table-cell>
          <table:table-cell office:value-type="float" office:value="86.482" calcext:value-type="float">
            <text:p>86.48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1301270</text:p>
          </table:table-cell>
          <table:table-cell office:value-type="float" office:value="85.19" calcext:value-type="float">
            <text:p>85.19</text:p>
          </table:table-cell>
          <table:table-cell office:value-type="float" office:value="86.056" calcext:value-type="float">
            <text:p>86.056</text:p>
          </table:table-cell>
          <table:table-cell office:value-type="float" office:value="87.672" calcext:value-type="float">
            <text:p>87.672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X1311370</text:p>
          </table:table-cell>
          <table:table-cell office:value-type="float" office:value="84.431" calcext:value-type="float">
            <text:p>84.431</text:p>
          </table:table-cell>
          <table:table-cell office:value-type="float" office:value="86.071" calcext:value-type="float">
            <text:p>86.071</text:p>
          </table:table-cell>
          <table:table-cell office:value-type="float" office:value="87.88" calcext:value-type="float">
            <text:p>87.88</text:p>
          </table:table-cell>
          <table:table-cell table:number-columns-repeated="1019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X1201271</text:p>
          </table:table-cell>
          <table:table-cell table:style-name="ce4" office:value-type="float" office:value="86.654" calcext:value-type="float">
            <text:p>86.654</text:p>
          </table:table-cell>
          <table:table-cell table:style-name="ce4" office:value-type="float" office:value="87.811" calcext:value-type="float">
            <text:p>87.811</text:p>
          </table:table-cell>
          <table:table-cell table:style-name="ce4" office:value-type="float" office:value="88.71" calcext:value-type="float">
            <text:p>88.7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1201340</text:p>
          </table:table-cell>
          <table:table-cell office:value-type="float" office:value="87.716" calcext:value-type="float">
            <text:p>87.716</text:p>
          </table:table-cell>
          <table:table-cell office:value-type="float" office:value="88.249" calcext:value-type="float">
            <text:p>88.249</text:p>
          </table:table-cell>
          <table:table-cell office:value-type="float" office:value="89.548" calcext:value-type="float">
            <text:p>89.548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1201330</text:p>
          </table:table-cell>
          <table:table-cell office:value-type="float" office:value="87.494" calcext:value-type="float">
            <text:p>87.494</text:p>
          </table:table-cell>
          <table:table-cell office:value-type="float" office:value="89.603" calcext:value-type="float">
            <text:p>89.603</text:p>
          </table:table-cell>
          <table:table-cell office:value-type="float" office:value="90.584" calcext:value-type="float">
            <text:p>90.58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1311231</text:p>
          </table:table-cell>
          <table:table-cell office:value-type="float" office:value="90.997" calcext:value-type="float">
            <text:p>90.997</text:p>
          </table:table-cell>
          <table:table-cell office:value-type="float" office:value="92.076" calcext:value-type="float">
            <text:p>92.076</text:p>
          </table:table-cell>
          <table:table-cell office:value-type="float" office:value="93.856" calcext:value-type="float">
            <text:p>93.85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X1211331</text:p>
          </table:table-cell>
          <table:table-cell office:value-type="float" office:value="91.683" calcext:value-type="float">
            <text:p>91.683</text:p>
          </table:table-cell>
          <table:table-cell office:value-type="float" office:value="92.844" calcext:value-type="float">
            <text:p>92.844</text:p>
          </table:table-cell>
          <table:table-cell office:value-type="float" office:value="93.403" calcext:value-type="float">
            <text:p>93.403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X1111271</text:p>
          </table:table-cell>
          <table:table-cell office:value-type="float" office:value="93.203" calcext:value-type="float">
            <text:p>93.203</text:p>
          </table:table-cell>
          <table:table-cell office:value-type="float" office:value="94.091" calcext:value-type="float">
            <text:p>94.091</text:p>
          </table:table-cell>
          <table:table-cell office:value-type="float" office:value="95.827" calcext:value-type="float">
            <text:p>95.827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X1111330</text:p>
          </table:table-cell>
          <table:table-cell office:value-type="float" office:value="94.245" calcext:value-type="float">
            <text:p>94.245</text:p>
          </table:table-cell>
          <table:table-cell office:value-type="float" office:value="95.134" calcext:value-type="float">
            <text:p>95.134</text:p>
          </table:table-cell>
          <table:table-cell office:value-type="float" office:value="96.639" calcext:value-type="float">
            <text:p>96.639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X1211340</text:p>
          </table:table-cell>
          <table:table-cell office:value-type="float" office:value="92.743" calcext:value-type="float">
            <text:p>92.743</text:p>
          </table:table-cell>
          <table:table-cell office:value-type="float" office:value="95.411" calcext:value-type="float">
            <text:p>95.411</text:p>
          </table:table-cell>
          <table:table-cell office:value-type="float" office:value="95.606" calcext:value-type="float">
            <text:p>95.6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X1201341</text:p>
          </table:table-cell>
          <table:table-cell office:value-type="float" office:value="95.142" calcext:value-type="float">
            <text:p>95.142</text:p>
          </table:table-cell>
          <table:table-cell office:value-type="float" office:value="95.96" calcext:value-type="float">
            <text:p>95.96</text:p>
          </table:table-cell>
          <table:table-cell office:value-type="float" office:value="96.526" calcext:value-type="float">
            <text:p>96.52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1201350</text:p>
          </table:table-cell>
          <table:table-cell office:value-type="float" office:value="96.199" calcext:value-type="float">
            <text:p>96.199</text:p>
          </table:table-cell>
          <table:table-cell office:value-type="float" office:value="97.31" calcext:value-type="float">
            <text:p>97.31</text:p>
          </table:table-cell>
          <table:table-cell office:value-type="float" office:value="98.12" calcext:value-type="float">
            <text:p>98.12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1311240</text:p>
          </table:table-cell>
          <table:table-cell office:value-type="float" office:value="95.344" calcext:value-type="float">
            <text:p>95.344</text:p>
          </table:table-cell>
          <table:table-cell office:value-type="float" office:value="98.037" calcext:value-type="float">
            <text:p>98.037</text:p>
          </table:table-cell>
          <table:table-cell office:value-type="float" office:value="98.983" calcext:value-type="float">
            <text:p>98.98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X1301271</text:p>
          </table:table-cell>
          <table:table-cell office:value-type="float" office:value="96.714" calcext:value-type="float">
            <text:p>96.714</text:p>
          </table:table-cell>
          <table:table-cell office:value-type="float" office:value="98.523" calcext:value-type="float">
            <text:p>98.523</text:p>
          </table:table-cell>
          <table:table-cell office:value-type="float" office:value="99.465" calcext:value-type="float">
            <text:p>99.465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X1201331</text:p>
          </table:table-cell>
          <table:table-cell office:value-type="float" office:value="98.785" calcext:value-type="float">
            <text:p>98.785</text:p>
          </table:table-cell>
          <table:table-cell office:value-type="float" office:value="100.302" calcext:value-type="float">
            <text:p>100.302</text:p>
          </table:table-cell>
          <table:table-cell office:value-type="float" office:value="101.707" calcext:value-type="float">
            <text:p>101.707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1301330</text:p>
          </table:table-cell>
          <table:table-cell office:value-type="float" office:value="101.901" calcext:value-type="float">
            <text:p>101.901</text:p>
          </table:table-cell>
          <table:table-cell office:value-type="float" office:value="102.875" calcext:value-type="float">
            <text:p>102.875</text:p>
          </table:table-cell>
          <table:table-cell office:value-type="float" office:value="103.663" calcext:value-type="float">
            <text:p>103.663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X1211341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104.258" calcext:value-type="float">
            <text:p>104.258</text:p>
          </table:table-cell>
          <table:table-cell office:value-type="float" office:value="105.631" calcext:value-type="float">
            <text:p>105.63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1201351</text:p>
          </table:table-cell>
          <table:table-cell office:value-type="float" office:value="104.374" calcext:value-type="float">
            <text:p>104.374</text:p>
          </table:table-cell>
          <table:table-cell office:value-type="float" office:value="105.249" calcext:value-type="float">
            <text:p>105.249</text:p>
          </table:table-cell>
          <table:table-cell office:value-type="float" office:value="106.245" calcext:value-type="float">
            <text:p>106.245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1211350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106.312" calcext:value-type="float">
            <text:p>106.312</text:p>
          </table:table-cell>
          <table:table-cell office:value-type="float" office:value="107.971" calcext:value-type="float">
            <text:p>107.97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1201360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108.889" calcext:value-type="float">
            <text:p>108.889</text:p>
          </table:table-cell>
          <table:table-cell office:value-type="float" office:value="109.544" calcext:value-type="float">
            <text:p>109.54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1311241</text:p>
          </table:table-cell>
          <table:table-cell office:value-type="float" office:value="110.236" calcext:value-type="float">
            <text:p>110.236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901" calcext:value-type="float">
            <text:p>115.90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1211351</text:p>
          </table:table-cell>
          <table:table-cell office:value-type="float" office:value="113.875" calcext:value-type="float">
            <text:p>113.875</text:p>
          </table:table-cell>
          <table:table-cell office:value-type="float" office:value="114.998" calcext:value-type="float">
            <text:p>114.998</text:p>
          </table:table-cell>
          <table:table-cell office:value-type="float" office:value="115.333" calcext:value-type="float">
            <text:p>115.333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1211360</text:p>
          </table:table-cell>
          <table:table-cell office:value-type="float" office:value="114.24" calcext:value-type="float">
            <text:p>114.24</text:p>
          </table:table-cell>
          <table:table-cell office:value-type="float" office:value="115.216" calcext:value-type="float">
            <text:p>115.216</text:p>
          </table:table-cell>
          <table:table-cell office:value-type="float" office:value="116.041" calcext:value-type="float">
            <text:p>116.041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1301331</text:p>
          </table:table-cell>
          <table:table-cell office:value-type="float" office:value="113.345" calcext:value-type="float">
            <text:p>113.345</text:p>
          </table:table-cell>
          <table:table-cell office:value-type="float" office:value="115.491" calcext:value-type="float">
            <text:p>115.491</text:p>
          </table:table-cell>
          <table:table-cell office:value-type="float" office:value="116.997" calcext:value-type="float">
            <text:p>116.997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1311250</text:p>
          </table:table-cell>
          <table:table-cell office:value-type="float" office:value="117.021" calcext:value-type="float">
            <text:p>117.021</text:p>
          </table:table-cell>
          <table:table-cell office:value-type="float" office:value="118.711" calcext:value-type="float">
            <text:p>118.711</text:p>
          </table:table-cell>
          <table:table-cell office:value-type="float" office:value="121.112" calcext:value-type="float">
            <text:p>121.112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1301340</text:p>
          </table:table-cell>
          <table:table-cell office:value-type="float" office:value="118.568" calcext:value-type="float">
            <text:p>118.568</text:p>
          </table:table-cell>
          <table:table-cell office:value-type="float" office:value="119.81" calcext:value-type="float">
            <text:p>119.81</text:p>
          </table:table-cell>
          <table:table-cell office:value-type="float" office:value="120.429" calcext:value-type="float">
            <text:p>120.429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1211361</text:p>
          </table:table-cell>
          <table:table-cell office:value-type="float" office:value="122.588" calcext:value-type="float">
            <text:p>122.588</text:p>
          </table:table-cell>
          <table:table-cell office:value-type="float" office:value="123.077" calcext:value-type="float">
            <text:p>123.077</text:p>
          </table:table-cell>
          <table:table-cell office:value-type="float" office:value="124.147" calcext:value-type="float">
            <text:p>124.147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1301341</text:p>
          </table:table-cell>
          <table:table-cell office:value-type="float" office:value="127.009" calcext:value-type="float">
            <text:p>127.009</text:p>
          </table:table-cell>
          <table:table-cell office:value-type="float" office:value="129.421" calcext:value-type="float">
            <text:p>129.421</text:p>
          </table:table-cell>
          <table:table-cell office:value-type="float" office:value="129.96" calcext:value-type="float">
            <text:p>129.96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1301350</text:p>
          </table:table-cell>
          <table:table-cell office:value-type="float" office:value="128.844" calcext:value-type="float">
            <text:p>128.844</text:p>
          </table:table-cell>
          <table:table-cell office:value-type="float" office:value="130.619" calcext:value-type="float">
            <text:p>130.619</text:p>
          </table:table-cell>
          <table:table-cell office:value-type="float" office:value="133.585" calcext:value-type="float">
            <text:p>133.585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1211370</text:p>
          </table:table-cell>
          <table:table-cell office:value-type="float" office:value="130.11" calcext:value-type="float">
            <text:p>130.11</text:p>
          </table:table-cell>
          <table:table-cell office:value-type="float" office:value="130.922" calcext:value-type="float">
            <text:p>130.922</text:p>
          </table:table-cell>
          <table:table-cell office:value-type="float" office:value="131.889" calcext:value-type="float">
            <text:p>131.889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1311251</text:p>
          </table:table-cell>
          <table:table-cell office:value-type="float" office:value="136.549" calcext:value-type="float">
            <text:p>136.549</text:p>
          </table:table-cell>
          <table:table-cell office:value-type="float" office:value="138.108" calcext:value-type="float">
            <text:p>138.108</text:p>
          </table:table-cell>
          <table:table-cell office:value-type="float" office:value="138.803" calcext:value-type="float">
            <text:p>138.803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1211371</text:p>
          </table:table-cell>
          <table:table-cell office:value-type="float" office:value="139.679" calcext:value-type="float">
            <text:p>139.679</text:p>
          </table:table-cell>
          <table:table-cell office:value-type="float" office:value="140.066" calcext:value-type="float">
            <text:p>140.066</text:p>
          </table:table-cell>
          <table:table-cell office:value-type="float" office:value="140.851" calcext:value-type="float">
            <text:p>140.851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1311260</text:p>
          </table:table-cell>
          <table:table-cell office:value-type="float" office:value="140.289" calcext:value-type="float">
            <text:p>140.289</text:p>
          </table:table-cell>
          <table:table-cell office:value-type="float" office:value="143.077" calcext:value-type="float">
            <text:p>143.077</text:p>
          </table:table-cell>
          <table:table-cell office:value-type="float" office:value="145.267" calcext:value-type="float">
            <text:p>145.26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1311261</text:p>
          </table:table-cell>
          <table:table-cell office:value-type="float" office:value="155.949" calcext:value-type="float">
            <text:p>155.949</text:p>
          </table:table-cell>
          <table:table-cell office:value-type="float" office:value="157.535" calcext:value-type="float">
            <text:p>157.535</text:p>
          </table:table-cell>
          <table:table-cell office:value-type="float" office:value="159.468" calcext:value-type="float">
            <text:p>159.468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1311270</text:p>
          </table:table-cell>
          <table:table-cell office:value-type="float" office:value="165.967" calcext:value-type="float">
            <text:p>165.967</text:p>
          </table:table-cell>
          <table:table-cell office:value-type="float" office:value="170.389" calcext:value-type="float">
            <text:p>170.389</text:p>
          </table:table-cell>
          <table:table-cell office:value-type="float" office:value="171.974" calcext:value-type="float">
            <text:p>171.974</text:p>
          </table:table-cell>
          <table:table-cell table:number-columns-repeated="1019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0:48:24.106781508</meta:creation-date>
    <dc:date>2019-11-02T01:34:08.766793137</dc:date>
    <meta:editing-duration>PT4M43S</meta:editing-duration>
    <meta:editing-cycles>1</meta:editing-cycles>
    <meta:document-statistic meta:table-count="3" meta:cell-count="2307" meta:object-count="0"/>
    <meta:generator>LibreOffice/6.2.8.2$Linux_X86_64 LibreOffice_project/20$Build-2</meta:generator>
  </office:meta>
</office:document-meta>
</file>